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Text_20_body">
      <style:text-properties officeooo:rsid="0017a8de" officeooo:paragraph-rsid="0017a8de"/>
    </style:style>
    <style:style style:name="P2" style:family="paragraph" style:parent-style-name="Text_20_body">
      <style:text-properties officeooo:rsid="000aa92d" officeooo:paragraph-rsid="000aa92d"/>
    </style:style>
    <style:style style:name="P3" style:family="paragraph" style:parent-style-name="Text_20_body">
      <style:text-properties officeooo:rsid="000b8a6b" officeooo:paragraph-rsid="000b8a6b"/>
    </style:style>
    <style:style style:name="P4" style:family="paragraph" style:parent-style-name="Text_20_body">
      <style:text-properties officeooo:rsid="000b8a6b" officeooo:paragraph-rsid="000d46f1"/>
    </style:style>
    <style:style style:name="P5" style:family="paragraph" style:parent-style-name="Text_20_body">
      <style:paragraph-properties fo:break-before="page"/>
      <style:text-properties officeooo:rsid="000b8a6b" officeooo:paragraph-rsid="000d46f1"/>
    </style:style>
    <style:style style:name="P6" style:family="paragraph" style:parent-style-name="Text_20_body">
      <style:text-properties officeooo:rsid="0011d1ed" officeooo:paragraph-rsid="0011d1ed"/>
    </style:style>
    <style:style style:name="P7" style:family="paragraph" style:parent-style-name="Text_20_body">
      <style:text-properties officeooo:rsid="0012f350" officeooo:paragraph-rsid="0012f350"/>
    </style:style>
    <style:style style:name="P8" style:family="paragraph" style:parent-style-name="Text_20_body">
      <style:text-properties officeooo:rsid="000d8ae4" officeooo:paragraph-rsid="000d8ae4"/>
    </style:style>
    <style:style style:name="P9" style:family="paragraph" style:parent-style-name="Text_20_body">
      <style:text-properties fo:font-style="italic" officeooo:rsid="000f2e62" officeooo:paragraph-rsid="000f2e62" style:font-style-asian="italic" style:font-style-complex="italic"/>
    </style:style>
    <style:style style:name="P10" style:family="paragraph" style:parent-style-name="Text_20_body">
      <style:text-properties fo:font-style="italic" officeooo:rsid="0012f350" officeooo:paragraph-rsid="0012f350" style:font-style-asian="italic" style:font-style-complex="italic"/>
    </style:style>
    <style:style style:name="P11" style:family="paragraph" style:parent-style-name="Text_20_body">
      <style:text-properties officeooo:rsid="0016b9db" officeooo:paragraph-rsid="0012f350"/>
    </style:style>
    <style:style style:name="P12" style:family="paragraph" style:parent-style-name="Text_20_body">
      <style:text-properties officeooo:rsid="0016b9db" officeooo:paragraph-rsid="0016b9db"/>
    </style:style>
    <style:style style:name="P13" style:family="paragraph" style:parent-style-name="Heading_20_1">
      <style:text-properties officeooo:rsid="000aa92d" officeooo:paragraph-rsid="000aa92d"/>
    </style:style>
    <style:style style:name="P14" style:family="paragraph" style:parent-style-name="Heading_20_1">
      <style:paragraph-properties fo:break-before="page"/>
      <style:text-properties officeooo:rsid="000aa92d" officeooo:paragraph-rsid="000aa92d"/>
    </style:style>
    <style:style style:name="P15" style:family="paragraph" style:parent-style-name="Heading_20_1" style:list-style-name="">
      <style:text-properties officeooo:rsid="000aa92d" officeooo:paragraph-rsid="000aa92d"/>
    </style:style>
    <style:style style:name="P16" style:family="paragraph" style:parent-style-name="Heading_20_1" style:list-style-name="">
      <style:text-properties officeooo:rsid="000b8a6b" officeooo:paragraph-rsid="000b8a6b"/>
    </style:style>
    <style:style style:name="P17" style:family="paragraph" style:parent-style-name="Heading_20_1">
      <style:paragraph-properties fo:break-before="page"/>
      <style:text-properties officeooo:rsid="000b8a6b" officeooo:paragraph-rsid="000b8a6b"/>
    </style:style>
    <style:style style:name="P18" style:family="paragraph" style:parent-style-name="Heading_20_2">
      <style:paragraph-properties fo:break-before="page"/>
      <style:text-properties officeooo:rsid="0011d1ed" officeooo:paragraph-rsid="0011d1ed"/>
    </style:style>
    <style:style style:name="P19" style:family="paragraph" style:parent-style-name="Heading_20_3">
      <style:paragraph-properties fo:break-before="page"/>
      <style:text-properties officeooo:rsid="0012f350" officeooo:paragraph-rsid="0012f350"/>
    </style:style>
    <style:style style:name="P20" style:family="paragraph" style:parent-style-name="Heading_20_3">
      <style:paragraph-properties fo:break-before="page"/>
      <style:text-properties officeooo:rsid="0012f350" officeooo:paragraph-rsid="0016b9db"/>
    </style:style>
    <style:style style:name="P21" style:family="paragraph" style:parent-style-name="Heading_20_3" style:list-style-name="">
      <style:text-properties officeooo:rsid="0012f350" officeooo:paragraph-rsid="0016b9db"/>
    </style:style>
    <style:style style:name="P22" style:family="paragraph" style:parent-style-name="Heading_20_3" style:list-style-name="">
      <style:text-properties officeooo:rsid="00197ee8" officeooo:paragraph-rsid="00197ee8"/>
    </style:style>
    <style:style style:name="P23" style:family="paragraph" style:parent-style-name="Heading_20_4">
      <style:text-properties officeooo:rsid="0012f350" officeooo:paragraph-rsid="0012f350"/>
    </style:style>
    <style:style style:name="P24" style:family="paragraph" style:parent-style-name="Heading_20_4">
      <style:text-properties officeooo:rsid="0017a8de" officeooo:paragraph-rsid="0017a8de"/>
    </style:style>
    <style:style style:name="P25" style:family="paragraph" style:parent-style-name="Heading_20_5">
      <style:text-properties officeooo:rsid="001448d0" officeooo:paragraph-rsid="001448d0"/>
    </style:style>
    <style:style style:name="P26" style:family="paragraph" style:parent-style-name="Heading_20_5">
      <style:text-properties officeooo:rsid="0017a8de" officeooo:paragraph-rsid="0017a8de"/>
    </style:style>
    <style:style style:name="P27" style:family="paragraph" style:parent-style-name="Text_20_body" style:list-style-name="L1">
      <style:text-properties officeooo:rsid="000b8a6b" officeooo:paragraph-rsid="000b8a6b"/>
    </style:style>
    <style:style style:name="P28" style:family="paragraph" style:parent-style-name="Text_20_body" style:list-style-name="L2">
      <style:text-properties officeooo:rsid="000b8a6b" officeooo:paragraph-rsid="000b8a6b"/>
    </style:style>
    <style:style style:name="P29" style:family="paragraph" style:parent-style-name="Text_20_body">
      <style:text-properties fo:font-style="normal" officeooo:rsid="000f2e62" officeooo:paragraph-rsid="000f2e62" style:font-style-asian="normal" style:font-style-complex="normal"/>
    </style:style>
    <style:style style:name="P30" style:family="paragraph" style:parent-style-name="Text_20_body">
      <style:text-properties fo:font-style="normal" officeooo:rsid="0012f350" officeooo:paragraph-rsid="0012f350" style:font-style-asian="normal" style:font-style-complex="normal"/>
    </style:style>
    <style:style style:name="P31" style:family="paragraph" style:parent-style-name="Text_20_body">
      <style:text-properties fo:font-style="normal" officeooo:rsid="0017a8de" officeooo:paragraph-rsid="0017a8de" style:font-style-asian="normal" style:font-style-complex="normal"/>
    </style:style>
    <style:style style:name="P32" style:family="paragraph" style:parent-style-name="Text_20_body">
      <style:text-properties fo:font-style="normal" officeooo:rsid="00197ee8" officeooo:paragraph-rsid="00197ee8" style:font-style-asian="normal" style:font-style-complex="normal"/>
    </style:style>
    <style:style style:name="P33" style:family="paragraph" style:parent-style-name="Text_20_body">
      <style:text-properties fo:font-style="normal" officeooo:rsid="001ab71d" officeooo:paragraph-rsid="001ab71d" style:font-style-asian="normal" style:font-style-complex="normal"/>
    </style:style>
    <style:style style:name="T1" style:family="text">
      <style:text-properties officeooo:rsid="000b8a6b"/>
    </style:style>
    <style:style style:name="T2" style:family="text">
      <style:text-properties officeooo:rsid="000d46f1"/>
    </style:style>
    <style:style style:name="T3" style:family="text">
      <style:text-properties officeooo:rsid="000d8ae4"/>
    </style:style>
    <style:style style:name="T4" style:family="text">
      <style:text-properties fo:font-style="italic" style:font-style-asian="italic" style:font-style-complex="italic"/>
    </style:style>
    <style:style style:name="T5" style:family="text">
      <style:text-properties fo:font-style="italic" officeooo:rsid="000d46f1"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54cf3"/>
    </style:style>
    <style:style style:name="T8" style:family="text">
      <style:text-properties officeooo:rsid="0016b9db"/>
    </style:style>
    <style:style style:name="T9" style:family="text">
      <style:text-properties officeooo:rsid="0017a8d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Assembled Developer Manual</text:h>
      <text:p text:style-name="P2">5/10/2023</text:p>
      <text:p text:style-name="P2"/>
      <text:h text:style-name="P15" text:outline-level="1"/>
      <text:h text:style-name="P14" text:outline-level="1">Contents</text:h>
      <text:p text:style-name="P2">This document contains the full documentation of all underlying functions <text:span text:style-name="T1">within the Assembled text editor.</text:span></text:p>
      <text:p text:style-name="P2"/>
      <text:list text:style-name="L1">
        <text:list-item>
          <text:p text:style-name="P27">Assembled Developer Manual</text:p>
        </text:list-item>
        <text:list-item>
          <text:p text:style-name="P27">Contents</text:p>
        </text:list-item>
        <text:list-item>
          <text:p text:style-name="P27">Source Code Directory Structure</text:p>
        </text:list-item>
        <text:list-item>
          <text:p text:style-name="P27">Code Style</text:p>
        </text:list-item>
      </text:list>
      <text:p text:style-name="P3"/>
      <text:h text:style-name="P16" text:outline-level="1"/>
      <text:h text:style-name="P17" text:outline-level="1">Source Code Directory Structure</text:h>
      <text:p text:style-name="P3">The directory structure in implementation currently looks like the following list:</text:p>
      <text:list text:style-name="L2">
        <text:list-item>
          <text:p text:style-name="P28">src/</text:p>
          <text:list>
            <text:list-item>
              <text:p text:style-name="P28"><text:span text:style-name="T3">editor</text:span>/</text:p>
              <text:list>
                <text:list-item>
                  <text:p text:style-name="P28">config.c</text:p>
                </text:list-item>
                <text:list-item>
                  <text:p text:style-name="P28">functions.c</text:p>
                </text:list-item>
                <text:list-item>
                  <text:p text:style-name="P28">keyboard.c</text:p>
                </text:list-item>
              </text:list>
            </text:list-item>
            <text:list-item>
              <text:p text:style-name="P28">include/</text:p>
              <text:list>
                <text:list-item>
                  <text:p text:style-name="P28"><text:span text:style-name="T3">editor</text:span>/</text:p>
                  <text:list>
                    <text:list-item>
                      <text:p text:style-name="P28">config.h</text:p>
                    </text:list-item>
                    <text:list-item>
                      <text:p text:style-name="P28">functions.h</text:p>
                    </text:list-item>
                    <text:list-item>
                      <text:p text:style-name="P28">keyboard.h</text:p>
                    </text:list-item>
                  </text:list>
                </text:list-item>
                <text:list-item>
                  <text:p text:style-name="P28"><text:span text:style-name="T3">interface</text:span>/</text:p>
                  <text:list>
                    <text:list-item>
                      <text:p text:style-name="P28">screens/</text:p>
                      <text:list>
                        <text:list-item>
                          <text:p text:style-name="P28">start.h</text:p>
                        </text:list-item>
                      </text:list>
                    </text:list-item>
                    <text:list-item>
                      <text:p text:style-name="P28">interface.h</text:p>
                    </text:list-item>
                  </text:list>
                </text:list-item>
                <text:list-item>
                  <text:p text:style-name="P28">global.h</text:p>
                </text:list-item>
                <text:list-item>
                  <text:p text:style-name="P28">util.h</text:p>
                </text:list-item>
              </text:list>
            </text:list-item>
            <text:list-item>
              <text:p text:style-name="P28"><text:span text:style-name="T3">interface</text:span>/</text:p>
              <text:list>
                <text:list-item>
                  <text:p text:style-name="P28">screens/</text:p>
                  <text:list>
                    <text:list-item>
                      <text:p text:style-name="P28">start.c</text:p>
                    </text:list-item>
                  </text:list>
                </text:list-item>
                <text:list-item>
                  <text:p text:style-name="P28">interface.c</text:p>
                </text:list-item>
              </text:list>
            </text:list-item>
            <text:list-item>
              <text:p text:style-name="P28">main.c</text:p>
            </text:list-item>
            <text:list-item>
              <text:p text:style-name="P28">util.c</text:p>
            </text:list-item>
          </text:list>
        </text:list-item>
      </text:list>
      <text:p text:style-name="P3"/>
      <text:p text:style-name="P4"/>
      <text:p text:style-name="P5">The program can be split into two parts: <text:span text:style-name="T3">update</text:span> and <text:span text:style-name="T3">render</text:span>. <text:span text:style-name="T2">The </text:span><text:span text:style-name="T3">editor</text:span><text:span text:style-name="T2"> part</text:span> define<text:span text:style-name="T2">s</text:span> functions which are used for the <text:span text:style-name="T2">functionality of the program, and </text:span><text:span text:style-name="T3">interface</text:span><text:span text:style-name="T2"> defines </text:span><text:span text:style-name="T3">functions which are used to display information to the user.</text:span><text:span text:style-name="T2"> </text:span></text:p>
      <text:p text:style-name="P4"><text:span text:style-name="T2">An example of functionality is the keyboard. The user presses a key, which the program should interpret, this interpretation is handleld by </text:span><text:span text:style-name="T5">keyboard.c</text:span><text:span text:style-name="T2">.</text:span></text:p>
      <text:p text:style-name="P8">Likewise, an example of rendering is the screen interface. There are various different screens which the user can access and the program needs to somehow manage which screen is being rendered and updated.</text:p>
      <text:p text:style-name="P9">main.c<text:span text:style-name="T6"> is used for concatenating the two halves into one functioning program.</text:span></text:p>
      <text:p text:style-name="P29"/>
      <text:h text:style-name="P18" text:outline-level="2">Editor Half</text:h>
      <text:p text:style-name="P6">The editor is responsible for handling non-visual tasks.</text:p>
      <text:h text:style-name="P18" text:outline-level="2">Interface Half</text:h>
      <text:p text:style-name="P6">The interface manages all possible screens which can be displayed to the user at any time.</text:p>
      <text:p text:style-name="P10">interface/<text:span text:style-name="T6">i</text:span>nterface.c <text:span text:style-name="T6">contains two functions: register_screen and switch_to_screen.</text:span></text:p>
      <text:p text:style-name="P30"/>
      <text:p text:style-name="P32">Screens should have a <text:span text:style-name="T4">register_</text:span>screen-name function which registers them into the hashmap. Functions <text:span text:style-name="T4">render</text:span>, <text:span text:style-name="T4">update</text:span>, and <text:span text:style-name="T4">local</text:span> should all be static and not defined in the screen’s header.</text:p>
      <text:p text:style-name="P33"/>
      <text:h text:style-name="P22" text:outline-level="3"/>
      <text:h text:style-name="P19" text:outline-level="3"><text:span text:style-name="T8">int </text:span>register_screen(name, render, update, local)</text:h>
      <text:p text:style-name="P1">Calculates the index of the screen within the <text:span text:style-name="T4">screens</text:span> hashmap, and sets the attributes of the screen structure at that index to the given arguments.</text:p>
      <text:p text:style-name="P12">Returns the index of the screen <text:span text:style-name="T9">in the</text:span> hashmap.</text:p>
      <text:h text:style-name="P23" text:outline-level="4">name – The name of the screen, used as the key within the hashmap of screens</text:h>
      <text:h text:style-name="P25" text:outline-level="5">char *</text:h>
      <text:h text:style-name="P23" text:outline-level="4">render – A function pointer to the code which renders the screen to the TUI</text:h>
      <text:h text:style-name="Heading_20_5" text:outline-level="5">void (*)(struct render_context *)</text:h>
      <text:h text:style-name="P23" text:outline-level="4">update – A function pointer to the code which updates the screen</text:h>
      <text:h text:style-name="Heading_20_5" text:outline-level="5">void (*)(struct render_context *)</text:h>
      <text:h text:style-name="P23" text:outline-level="4">local – A function pointer for handling special cases</text:h>
      <text:h text:style-name="Heading_20_5" text:outline-level="5">void (*)()</text:h>
      <text:p text:style-name="P7">Special cases occur for events like navigation keys. <text:span text:style-name="T7">When a key mapped to a function such as “up” is pressed, the “up” function is called. This function is then told to call into the local handler of the currently active screen with the code LOCAL_ARROW_UP.</text:span></text:p>
      <text:p text:style-name="P11"/>
      <text:h text:style-name="P21" text:outline-level="3"/>
      <text:h text:style-name="P20" text:outline-level="3"><text:span text:style-name="T9">int </text:span><text:span text:style-name="T8">switch_to_screen</text:span>(name)</text:h>
      <text:p text:style-name="P1">Switches the <text:span text:style-name="T4">active_screen </text:span><text:span text:style-name="T6">pointer to point to the specified screen.</text:span></text:p>
      <text:p text:style-name="P31">Returns the indedx of the screen in the hashmap.</text:p>
      <text:h text:style-name="P24" text:outline-level="4">name – The name of the screen to switch to</text:h>
      <text:h text:style-name="P26" text:outline-level="5">char *</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10:46:48.332428619</meta:creation-date>
    <dc:date>2023-10-05T11:33:31.691407520</dc:date>
    <meta:editing-duration>PT42M35S</meta:editing-duration>
    <meta:editing-cycles>14</meta:editing-cycles>
    <meta:generator>LibreOffice/7.5.7.1$Linux_X86_64 LibreOffice_project/50$Build-1</meta:generator>
    <meta:document-statistic meta:table-count="0" meta:image-count="0" meta:object-count="0" meta:page-count="8" meta:paragraph-count="59" meta:word-count="438" meta:character-count="2693" meta:non-whitespace-character-count="2334"/>
  </office:meta>
</office:document-meta>
</file>